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e1" style:family="table">
      <style:table-properties style:width="5.29cm" fo:break-before="auto" fo:break-after="auto" table:align="left"/>
    </style:style>
    <style:style style:name="Tabelle1.A" style:family="table-column">
      <style:table-column-properties style:column-width="3.302cm"/>
    </style:style>
    <style:style style:name="Tabelle1.B" style:family="table-column">
      <style:table-column-properties style:column-width="0.533cm"/>
    </style:style>
    <style:style style:name="Tabelle1.C" style:family="table-column">
      <style:table-column-properties style:column-width="0.501cm"/>
    </style:style>
    <style:style style:name="Tabelle1.D" style:family="table-column">
      <style:table-column-properties style:column-width="0.953cm"/>
    </style:style>
    <style:style style:name="Tabelle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#b3b3b3" fo:padding="0.097cm" fo:border="0.002cm solid #000000">
        <style:background-image/>
      </style:table-cell-properties>
    </style:style>
    <style:style style:name="Tabel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0.796cm" style:rel-column-width="451*"/>
    </style:style>
    <style:style style:name="Tabelle2.B" style:family="table-column">
      <style:table-column-properties style:column-width="3.731cm" style:rel-column-width="2115*"/>
    </style:style>
    <style:style style:name="Tabelle2.C" style:family="table-column">
      <style:table-column-properties style:column-width="6.234cm" style:rel-column-width="3534*"/>
    </style:style>
    <style:style style:name="Tabelle2.A1" style:family="table-cell">
      <style:table-cell-properties fo:background-color="#b3b3b3" fo:padding="0.097cm" fo:border-left="0.049cm solid #000000" fo:border-right="none" fo:border-top="0.049cm solid #000000" fo:border-bottom="0.049cm solid #000000">
        <style:background-image/>
      </style:table-cell-properties>
    </style:style>
    <style:style style:name="Tabelle2.B1" style:family="table-cell">
      <style:table-cell-properties fo:padding="0.097cm" fo:border-left="none" fo:border-right="0.049cm solid #000000" fo:border-top="0.049cm solid #000000" fo:border-bottom="0.049cm solid #000000"/>
    </style:style>
    <style:style style:name="Tabelle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.1.1" style:family="table-cell">
      <style:table-cell-properties fo:background-color="#b3b3b3" fo:padding="0.097cm" fo:border-left="0.049cm solid #000000" fo:border-right="none" fo:border-top="none" fo:border-bottom="none">
        <style:background-image/>
      </style:table-cell-properties>
    </style:style>
    <style:style style:name="Tabelle2.A2.2.1" style:family="table-cell">
      <style:table-cell-properties fo:padding="0.097cm" fo:border-left="none" fo:border-right="0.049cm solid #000000" fo:border-top="none" fo:border-bottom="none"/>
    </style:style>
    <style:style style:name="Tabelle2.A2.1.4" style:family="table-cell">
      <style:table-cell-properties fo:background-color="#b3b3b3" fo:padding="0.097cm" fo:border-left="0.049cm solid #000000" fo:border-right="none" fo:border-top="none" fo:border-bottom="0.049cm solid #000000">
        <style:background-image/>
      </style:table-cell-properties>
    </style:style>
    <style:style style:name="Tabelle2.A2.2.4" style:family="table-cell">
      <style:table-cell-properties fo:padding="0.097cm" fo:border-left="none" fo:border-right="0.049cm solid #000000" fo:border-top="none" fo:border-bottom="0.049cm solid #000000"/>
    </style:style>
    <style:style style:name="Tabelle2.C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Horizontal_20_Line">
      <style:text-properties fo:font-style="italic" style:font-style-asian="italic" style:font-style-complex="italic"/>
    </style:style>
    <style:style style:name="P3" style:family="paragraph" style:parent-style-name="Standard">
      <style:text-properties style:text-position="0% 100%"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fgabe 2.1</text:p>
      <text:p text:style-name="Standard"/>
      <text:p text:style-name="Standard">a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ausgef. Zeile</text:p>
          </table:table-cell>
          <table:table-cell table:style-name="Tabelle1.A1" office:value-type="string">
            <text:p text:style-name="P6">n</text:p>
          </table:table-cell>
          <table:table-cell table:style-name="Tabelle1.A1" office:value-type="string">
            <text:p text:style-name="P6">i</text:p>
          </table:table-cell>
          <table:table-cell table:style-name="Tabelle1.D1" office:value-type="string">
            <text:p text:style-name="P6">fac</text:p>
          </table:table-cell>
        </table:table-row>
        <table:table-row>
          <table:table-cell table:style-name="Tabelle1.A2" office:value-type="string">
            <text:p text:style-name="P5">2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-</text:p>
          </table:table-cell>
          <table:table-cell table:style-name="Tabelle1.D2" office:value-type="string">
            <text:p text:style-name="P5">1</text:p>
          </table:table-cell>
        </table:table-row>
        <table:table-row>
          <table:table-cell table:style-name="Tabelle1.A2" office:value-type="string">
            <text:p text:style-name="P5">3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2</text:p>
          </table:table-cell>
          <table:table-cell table:style-name="Tabelle1.D2" office:value-type="string">
            <text:p text:style-name="P5">1</text:p>
          </table:table-cell>
        </table:table-row>
        <table:table-row>
          <table:table-cell table:style-name="Tabelle1.A2" office:value-type="string">
            <text:p text:style-name="P5">4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2</text:p>
          </table:table-cell>
          <table:table-cell table:style-name="Tabelle1.D2" office:value-type="string">
            <text:p text:style-name="P5">1</text:p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2</text:p>
          </table:table-cell>
          <table:table-cell table:style-name="Tabelle1.D2" office:value-type="string">
            <text:p text:style-name="P5">2</text:p>
          </table:table-cell>
        </table:table-row>
        <table:table-row>
          <table:table-cell table:style-name="Tabelle1.A2" office:value-type="string">
            <text:p text:style-name="P5">6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3</text:p>
          </table:table-cell>
          <table:table-cell table:style-name="Tabelle1.D2" office:value-type="string">
            <text:p text:style-name="P5">2</text:p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3</text:p>
          </table:table-cell>
          <table:table-cell table:style-name="Tabelle1.D2" office:value-type="string">
            <text:p text:style-name="P5">6</text:p>
          </table:table-cell>
        </table:table-row>
        <table:table-row>
          <table:table-cell table:style-name="Tabelle1.A2" office:value-type="string">
            <text:p text:style-name="P5">6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4</text:p>
          </table:table-cell>
          <table:table-cell table:style-name="Tabelle1.D2" office:value-type="string">
            <text:p text:style-name="P5">6</text:p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4</text:p>
          </table:table-cell>
          <table:table-cell table:style-name="Tabelle1.D2" office:value-type="string">
            <text:p text:style-name="P5">24</text:p>
          </table:table-cell>
        </table:table-row>
        <table:table-row>
          <table:table-cell table:style-name="Tabelle1.A2" office:value-type="string">
            <text:p text:style-name="P5">6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5</text:p>
          </table:table-cell>
          <table:table-cell table:style-name="Tabelle1.D2" office:value-type="string">
            <text:p text:style-name="P5">24</text:p>
          </table:table-cell>
        </table:table-row>
        <table:table-row>
          <table:table-cell table:style-name="Tabelle1.A2" office:value-type="string">
            <text:p text:style-name="P5">7</text:p>
          </table:table-cell>
          <table:table-cell table:style-name="Tabelle1.B2" office:value-type="string">
            <text:p text:style-name="P5">4</text:p>
          </table:table-cell>
          <table:table-cell table:style-name="Tabelle1.C2" office:value-type="string">
            <text:p text:style-name="P5">5</text:p>
          </table:table-cell>
          <table:table-cell table:style-name="Tabelle1.D2" office:value-type="string">
            <text:p text:style-name="P5">24</text:p>
          </table:table-cell>
        </table:table-row>
      </table:table>
      <text:p text:style-name="P3">Zeilen 5 und 6 werden wiederholt (Schleife), bis die Bedingung: i&lt;=n erfüllt ist. </text:p>
      <text:p text:style-name="P3"/>
      <text:p text:style-name="P3"><text:span text:style-name="T1">b) </text:span>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P9">Sequenz</text:p>
          </table:table-cell>
          <table:table-cell table:style-name="Tabelle2.C1" office:value-type="string">
            <text:p text:style-name="P7">Beispiel <text:span text:style-name="T3">(als while-Schleife)</text:span></text:p>
          </table:table-cell>
          <table:table-cell table:style-name="Tabelle2.D1" office:value-type="string">
            <text:p text:style-name="P7">Beispiel <text:span text:style-name="T3">(repeat until)</text:span></text:p>
          </table:table-cell>
        </table:table-row>
        <table:table-row>
          <table:table-cell table:number-columns-spanned="2">
            <table:table table:is-sub-table="true">
              <table:table-column table:style-name="Tabelle2.A"/>
              <table:table-column table:style-name="Tabelle2.B"/>
              <table:table-row>
                <table:table-cell table:style-name="Tabelle2.A2.1.1" office:value-type="string">
                  <text:p text:style-name="Table_20_Contents">1.</text:p>
                </table:table-cell>
                <table:table-cell table:style-name="Tabelle2.A2.2.1" office:value-type="string">
                  <text:p text:style-name="Table_20_Contents">Anw.</text:p>
                </table:table-cell>
              </table:table-row>
              <table:table-row>
                <table:table-cell table:style-name="Tabelle2.A2.1.1" office:value-type="string">
                  <text:p text:style-name="Table_20_Contents">2.</text:p>
                </table:table-cell>
                <table:table-cell table:style-name="Tabelle2.A2.2.1" office:value-type="string">
                  <text:p text:style-name="Table_20_Contents">while !Bed. do</text:p>
                </table:table-cell>
              </table:table-row>
              <table:table-row>
                <table:table-cell table:style-name="Tabelle2.A2.1.1" office:value-type="string">
                  <text:p text:style-name="Table_20_Contents">3.</text:p>
                </table:table-cell>
                <table:table-cell table:style-name="Tabelle2.A2.2.1" office:value-type="string">
                  <text:p text:style-name="Table_20_Contents">Anw.</text:p>
                </table:table-cell>
              </table:table-row>
              <table:table-row>
                <table:table-cell table:style-name="Tabelle2.A2.1.4" office:value-type="string">
                  <text:p text:style-name="Table_20_Contents">4.</text:p>
                </table:table-cell>
                <table:table-cell table:style-name="Tabelle2.A2.2.4" office:value-type="string">
                  <text:p text:style-name="Table_20_Contents">endwhile</text:p>
                </table:table-cell>
              </table:table-row>
            </table:table>
          </table:table-cell>
          <table:covered-table-cell/>
          <table:table-cell table:style-name="Tabelle2.C2" office:value-type="string">
            <text:p text:style-name="P8">a := 1</text:p>
            <text:p text:style-name="P8">a := a + 1 (Anw.)</text:p>
            <text:p text:style-name="P8"><text:span text:style-name="T2">while a &lt;= 5 do (!Bed.)</text:span></text:p>
            <text:p text:style-name="P8"><text:span text:style-name="T2">a := a + 1 (Anw.)</text:span></text:p>
            <text:p text:style-name="P8"><text:span text:style-name="T2">endwhile</text:span></text:p>
          </table:table-cell>
          <table:table-cell table:style-name="Tabelle2.D2" office:value-type="string">
            <text:p text:style-name="P8">a := 1</text:p>
            <text:p text:style-name="P8">repeat</text:p>
            <text:p text:style-name="P8">a := a + 1 (Anw.)</text:p>
            <text:p text:style-name="P8">until a &gt; 5 (Bed.)</text:p>
            <text:p text:style-name="P8">endrepeat</text:p>
          </table:table-cell>
        </table:table-row>
      </table:table>
      <text:p text:style-name="P3"><text:span text:style-name="T1">Bed. (a&lt;=5) sei das Gegenstück zur „ursprünglichen“ Bedingung: Bed. (a&gt;5).</text:span></text:p>
      <text:p text:style-name="P3">Links die Lösung der Aufgabe!</text:p>
      <text:p text:style-name="P3">In die Mitte habe ich ein einfaches Beispiel zur Verdeutlichung geschrieben. Rechts das gleiche noch einmal als „repeat-until-Schleife“.</text:p>
      <text:p text:style-name="P3">Da die Anweisung bei der „repeat-until-Schleife“ mindestens 1x ausgeführt wird, auch wenn die eigentliche Bedingung nie zutrifft (es gibt hier also eine „Abbruchbedingung“!), muss dies bei der Umwandlung in eine while-Schleife beachtet werden: Die Anweisung muss also vor Beginn der Schleife bereits einmal ausgeführt werd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de" fo:country="DE" style:letter-kerning="true" style:font-name-asian="Bitstream Vera Sans2" style:font-size-asian="12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Horizontal_20_Line">
      <style:text-properties fo:font-style="italic" style:font-style-asian="italic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TUEB 07, Jochen Süßmuth, Mo 16 – 18 Uhr</text:p>
        <text:p text:style-name="P1">Neumann, Dominik</text:p>
        <text:p text:style-name="P1">21325949</text:p>
        <text:p text:style-name="P1">Übungsblatt 2</text:p>
        <text:p text:style-name="P2"/>
      </style:header>
      <style:footer>
        <text:p text:style-name="Footer"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domi</meta:initial-creator>
    <meta:creation-date>2007-10-22T20:02:42</meta:creation-date>
    <dc:creator>domi</dc:creator>
    <dc:date>2007-10-26T21:26:44</dc:date>
    <dc:language>de-DE</dc:language>
    <meta:editing-cycles>54</meta:editing-cycles>
    <meta:editing-duration>PT4H38M2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8" meta:word-count="218" meta:character-count="1104"/>
  </office:meta>
</office:document-meta>
</file>